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나눔고딕" svg:font-family="나눔고딕"/>
    <style:font-face style:name="Liberation Serif1" svg:font-family="'Liberation Serif'" style:font-family-generic="roman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"/>
    </style:style>
    <style:style style:name="P2" style:family="paragraph" style:parent-style-name="Standard">
      <style:paragraph-properties fo:text-align="center" style:justify-single-word="false"/>
      <style:text-properties style:font-name="Times"/>
    </style:style>
    <style:style style:name="P3" style:family="paragraph" style:parent-style-name="Standard">
      <style:text-properties style:font-name="Times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Times"/>
    </style:style>
    <style:style style:name="P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Times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WenQuanYi Micro Hei" style:font-name-complex="Lohit Hindi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-asian="나눔고딕"/>
    </style:style>
    <style:style style:name="T7" style:family="text">
      <style:text-properties style:font-name-asian="나눔고딕" style:font-name-complex="Lohit Hind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3">The thesis “<text:span text:style-name="T5">First-Principles Vibrational Solvatochromism Theory: Beyond Coulombic Approximation</text:span>” is submitted by</text:p>
      <text:p text:style-name="P3"/>
      <text:p text:style-name="P4">Bartosz Błasiak</text:p>
      <text:p text:style-name="P3"/>
      <text:p text:style-name="P3">in partial fulfilment for the award of the degree of </text:p>
      <text:p text:style-name="P3"/>
      <text:p text:style-name="P4">Doctor of Philosophy</text:p>
      <text:p text:style-name="P3"/>
      <text:p text:style-name="P3"><text:span text:style-name="T3"><text:tab/>■</text:span><text:span text:style-name="T4"> Head of Committee</text:span></text:p>
      <text:p text:style-name="P3"/>
      <text:p text:style-name="P3"><text:span text:style-name="T4"><text:tab/>________________________________________ <text:s text:c="10"/></text:span><text:span text:style-name="T7">㊞</text:span></text:p>
      <text:p text:style-name="P3"><text:span text:style-name="T4"/></text:p>
      <text:p text:style-name="P3"><text:span text:style-name="T3"/></text:p>
      <text:p text:style-name="P3"><text:span text:style-name="T3"><text:tab/>■</text:span><text:span text:style-name="T4"> Committee Members</text:span></text:p>
      <text:p text:style-name="P3"><text:span text:style-name="T4"/></text:p>
      <text:p text:style-name="P3"><text:span text:style-name="T4"><text:tab/>________________________________________ <text:s text:c="10"/></text:span><text:span text:style-name="T7">㊞</text:span></text:p>
      <text:p text:style-name="P3"><text:span text:style-name="T4"/></text:p>
      <text:p text:style-name="P3"><text:span text:style-name="T4"><text:tab/>________________________________________ <text:s text:c="10"/></text:span><text:span text:style-name="T7">㊞</text:span></text:p>
      <text:p text:style-name="P3"/>
      <text:p text:style-name="P3"><text:span text:style-name="T4"><text:tab/>________________________________________ <text:s text:c="10"/></text:span><text:span text:style-name="T7">㊞</text:span></text:p>
      <text:p text:style-name="P3"/>
      <text:p text:style-name="P3"><text:span text:style-name="T4"><text:tab/>________________________________________ <text:s text:c="10"/></text:span><text:span text:style-name="T7">㊞</text:span></text:p>
      <text:p text:style-name="P1"/>
      <text:p text:style-name="P1"/>
      <text:p text:style-name="P1"/>
      <text:p text:style-name="P2">7 July, 2016</text:p>
      <text:p text:style-name="P2">Korea University</text:p>
      <text:p text:style-name="P6">Seoul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나눔고딕" svg:font-family="나눔고딕"/>
    <style:font-face style:name="Liberation Serif1" svg:font-family="'Liberation Serif'" style:font-family-generic="roman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obula </meta:initial-creator>
    <meta:creation-date>2016-06-14T14:36:53</meta:creation-date>
    <dc:date>2016-06-14T14:51:18</dc:date>
    <dc:creator>globula </dc:creator>
    <meta:editing-duration>PT11M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4" meta:word-count="50" meta:character-count="540" meta:non-whitespace-character-count="444"/>
  </office:meta>
</office:document-meta>
</file>